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Configuration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Configuration.read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iesConfiguration.r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pertiesConfiguration.writeLoc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iesConfiguration.readLoc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